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5.98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ChoirMass-title">
      <style:graphic-properties draw:auto-grow-height="true" fo:min-height="3.506cm"/>
    </style:style>
    <style:style style:name="pr10" style:family="presentation" style:parent-style-name="ChoirMass-outline1">
      <style:graphic-properties fo:min-height="11.929cm"/>
    </style:style>
    <style:style style:name="pr11" style:family="presentation" style:parent-style-name="ChoirMass-notes">
      <style:graphic-properties draw:fill-color="#ffffff" fo:min-height="13.364cm"/>
    </style:style>
    <style:style style:name="pr12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.921cm" fo:margin-right="0cm" fo:text-indent="-0.921cm" style:punctuation-wrap="hanging" style:line-break="strict"/>
    </style:style>
    <style:style style:name="P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8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9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0" style:family="paragraph">
      <style:paragraph-properties fo:margin-left="0.952cm" fo:margin-right="0cm" fo:text-indent="-0.952cm" style:punctuation-wrap="hanging" style:line-break="strict"/>
    </style:style>
    <style:style style:name="P11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2" style:family="paragraph">
      <style:paragraph-properties fo:margin-left="0.952cm" fo:margin-right="0cm" fo:margin-top="0cm" fo:margin-bottom="0cm" fo:text-indent="-0.952cm"/>
    </style:style>
    <style:style style:name="P13" style:family="paragraph">
      <style:text-properties fo:color="#ffffff" fo:font-size="40pt" style:font-size-asian="40pt" style:font-size-complex="40pt"/>
    </style:style>
    <style:style style:name="P14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ff0000"/>
    </style:style>
    <style:style style:name="T2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5" style:family="text">
      <style:text-properties fo:font-size="40pt" fo:language="en" fo:country="US" style:font-size-asian="40pt" style:font-size-complex="40pt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8" style:family="text">
      <style:text-properties fo:color="#ffffff" fo:font-size="40pt" fo:language="en" fo:country="US" style:font-size-asian="40pt" style:font-size-complex="40pt"/>
    </style:style>
    <style:style style:name="T9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color="#ff0000"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fo:color="#ffff66" fo:font-size="40pt" fo:language="en" fo:country="US" fo:font-weight="normal" style:font-size-asian="40pt" style:font-weight-asian="normal" style:font-size-complex="40pt" style:font-weight-complex="normal"/>
    </style:style>
    <style:style style:name="T12" style:family="text">
      <style:text-properties fo:color="#808080" fo:font-size="40pt" fo:language="en" fo:country="US" fo:font-weight="normal" style:font-size-asian="40pt" style:font-weight-asian="normal" style:font-size-complex="40pt" style:font-weight-complex="normal"/>
    </style:style>
    <style:style style:name="T13" style:family="text">
      <style:text-properties fo:color="#ffff00" fo:font-size="40pt" fo:language="en" fo:country="US" fo:font-weight="normal" style:font-size-asian="40pt" style:font-weight-asian="normal" style:font-size-complex="40pt" style:font-weight-complex="normal"/>
    </style:style>
    <style:style style:name="T14" style:family="text">
      <style:text-properties fo:color="#ffffff" fo:font-size="40pt" fo:language="en" fo:country="US" fo:font-weight="normal" style:font-size-asian="40pt" style:font-weight-asian="normal" style:font-size-complex="40pt" style:font-weight-complex="normal"/>
    </style:style>
    <style:style style:name="T15" style:family="text">
      <style:text-properties fo:color="#808080"/>
    </style:style>
    <style:style style:name="T16" style:family="text">
      <style:text-properties fo:color="#ffff00"/>
    </style:style>
    <style:style style:name="T17" style:family="text">
      <style:text-properties fo:color="#ffffff" fo:font-size="40pt" fo:language="en" fo:country="AU" style:font-size-asian="40pt" style:font-size-complex="40pt"/>
    </style:style>
    <style:style style:name="T18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19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20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7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oirMass" presentation:presentation-page-layout-name="AL1T1">
        <draw:frame presentation:style-name="pr9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0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draw:frame presentation:style-name="pr1" draw:layer="layout" svg:width="28cm" svg:height="3.507cm" svg:x="0cm" svg:y="0.836cm" presentation:class="title">
          <draw:text-box>
            <text:p>Gloria</text:p>
          </draw:text-box>
        </draw:frame>
        <draw:frame presentation:style-name="pr5" draw:text-style-name="P4" draw:layer="layout" svg:width="28cm" svg:height="15.6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We praise you, we bless you, </text:span></text:p>
            <text:p text:style-name="P3"><text:span text:style-name="T2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><text:span text:style-name="T3">We give you thanks for your great glory,</text:span></text:p>
            <text:p><text:span text:style-name="T3">Lord, God heavenly king,</text:span></text:p>
            <text:p><text:span text:style-name="T3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6cm" svg:x="0cm" svg:y="5.2cm" presentation:class="outline" presentation:user-transformed="true">
          <draw:text-box>
            <text:p text:style-name="P3"><text:span text:style-name="T2">Lord Jesus Christ, Only Begotten Son,</text:span></text:p>
            <text:p text:style-name="P3"><text:span text:style-name="T2">Lord God, Lamb of God, Son of the Father,</text:span></text:p>
            <text:p text:style-name="P7"><text:span text:style-name="T2">you take away the sins of the world, </text:span></text:p>
            <text:p text:style-name="P7"><text:span text:style-name="T2"><text:tab/></text:span><text:span text:style-name="T2">have mercy on us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5" draw:text-style-name="P6" draw:layer="layout" svg:width="28cm" svg:height="15.6cm" svg:x="0cm" svg:y="5.2cm" presentation:class="outline" presentation:user-transformed="true">
          <draw:text-box>
            <text:p text:style-name="P7"><text:span text:style-name="T2">you take away the sins of the world, </text:span><text:span text:style-name="T2"><text:tab/></text:span><text:span text:style-name="T2">receive our prayer;</text:span></text:p>
            <text:p text:style-name="P3"><text:span text:style-name="T2">you are seated at the right hand of the Father,</text:span></text:p>
            <text:p text:style-name="P7"><text:span text:style-name="T2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3"><text:span text:style-name="T2">For you alone are the Holy One,</text:span></text:p>
            <text:p text:style-name="P3"><text:span text:style-name="T2">you alone are the Lord, </text:span></text:p>
            <text:p text:style-name="P3"><text:span text:style-name="T2">you alone are the Most High, Jesus Christ, </text:span></text:p>
            <text:p text:style-name="P3"><text:span text:style-name="T2">with the Holy Spirit, </text:span></text:p>
            <text:p text:style-name="P3"><text:span text:style-name="T2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6" draw:layer="layout" svg:width="28cm" svg:height="15.8cm" svg:x="0cm" svg:y="5.2cm" presentation:class="outline" presentation:user-transformed="true">
          <draw:text-box>
            <text:p text:style-name="P3"><text:span text:style-name="T2">Glory to God in the highest,</text:span></text:p>
            <text:p text:style-name="P3"><text:span text:style-name="T2">and on earth peace to people of good will.</text:span></text:p>
            <text:p text:style-name="P3"><text:span text:style-name="T2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I believe in God,</text:span></text:p>
            <text:p text:style-name="P8"><text:span text:style-name="T5">the Father almighty,</text:span></text:p>
            <text:p text:style-name="P8"><text:span text:style-name="T5">Creator of heaven and earth,</text:span></text:p>
            <text:p text:style-name="P8"><text:span text:style-name="T5">and in Jesus Christ, his only Son, our Lord,</text:span></text:p>
            <text:p text:style-name="P9"><text:span text:style-name="T6">(</text:span><text:span text:style-name="T7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who was conceived by the Holy Spirit,</text:span></text:p>
            <text:p text:style-name="P8"><text:span text:style-name="T5">born of the Virgin Mary,</text:span></text:p>
            <text:p text:style-name="P8"><text:span text:style-name="T5">suffered under Pontius Pilate,</text:span></text:p>
            <text:p text:style-name="P8"><text:span text:style-name="T5">was crucified, died and was buried;</text:span></text:p>
            <text:p text:style-name="P8"><text:span text:style-name="T5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on the third day he rose again from the dead;</text:span></text:p>
            <text:p text:style-name="P8"><text:span text:style-name="T5">he ascended into heaven,</text:span></text:p>
            <text:p text:style-name="P8"><text:span text:style-name="T5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5.8cm" svg:x="0cm" svg:y="5.2cm" presentation:class="outline" presentation:user-transformed="true">
          <draw:text-box>
            <text:p text:style-name="P8"><text:span text:style-name="T5">from there he will come to judge the living and the dead.</text:span></text:p>
            <text:p text:style-name="P8"><text:span text:style-name="T5">I believe in the Holy Spirit, <text:s/></text:span></text:p>
            <text:p text:style-name="P8"><text:span text:style-name="T5">the holy catholic Church,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 text:style-name="P8"><text:span text:style-name="T5">the communion of saints,</text:span></text:p>
            <text:p text:style-name="P8"><text:span text:style-name="T5">the forgiveness of sins,</text:span></text:p>
            <text:p text:style-name="P8"><text:span text:style-name="T5">the resurrection of the body, </text:span></text:p>
            <text:p text:style-name="P8"><text:span text:style-name="T5">and life everlasting. </text:span></text:p>
            <text:p text:style-name="P8"><text:span text:style-name="T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0"><text:span text:style-name="T8">This collection goes to the Bishop</text:span></text:p>
            <text:p text:style-name="P10"><text:span text:style-name="T8">for the support of the Diocese.</text:span></text:p>
            <text:p text:style-name="P10"><text:span text:style-name="T9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4" draw:layer="layout" svg:width="28cm" svg:height="15.8cm" svg:x="0cm" svg:y="5.2cm" presentation:class="outline" presentation:user-transformed="true">
          <draw:text-box>
            <text:p text:style-name="P11"><text:span text:style-name="T10">Priest</text:span><text:span text:style-name="T11">: </text:span><text:span text:style-name="T12">Pray my brothers and sisters, </text:span></text:p>
            <text:p text:style-name="P11"><text:span text:style-name="T12">that my sacrifice and yours may be </text:span></text:p>
            <text:p text:style-name="P11"><text:span text:style-name="T12">acceptable to God, the almighty Father.</text:span></text:p>
            <text:p text:style-name="P11"><text:span text:style-name="T13">All: </text:span><text:span text:style-name="T14">May the Lord accept the sacrifice </text:span><text:span text:style-name="T14"><text:line-break/></text:span><text:span text:style-name="T14"><text:tab/></text:span><text:span text:style-name="T14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.</text:p>
              </text:list-item>
              <text:list-item>
                <text:p><text:span text:style-name="T1">Priest</text:span>: <text:span text:style-name="T15">Lift up your hearts.</text:span></text:p>
              </text:list-item>
              <text:list-item>
                <text:p><text:span text:style-name="T16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Let us give thanks to the </text:span></text:p>
              </text:list-item>
              <text:list-item>
                <text:p><text:span text:style-name="T15">Lord our God.</text:span></text:p>
              </text:list-item>
              <text:list-item>
                <text:p><text:span text:style-name="T16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13" draw:layer="layout" svg:width="28cm" svg:height="15.8cm" svg:x="0cm" svg:y="5.2cm" presentation:class="outline" presentation:user-transformed="true">
          <draw:text-box>
            <text:p text:style-name="P12"><text:span text:style-name="T17">Holy, Holy, Holy Lord God of hosts,</text:span></text:p>
            <text:p text:style-name="P12"><text:span text:style-name="T17">Heaven and earth are full of your glory. Hosanna in the highest</text:span></text:p>
            <text:p text:style-name="P12"><text:span text:style-name="T17">Blessed is he who comes </text:span></text:p>
            <text:p text:style-name="P12"><text:span text:style-name="T17">in the name of Lord, <text:s/></text:span></text:p>
            <text:p text:style-name="P12"><text:span text:style-name="T17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15">The Lord be with you.</text:span></text:p>
              </text:list-item>
              <text:list-item>
                <text:p><text:span text:style-name="T16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18">Priest:</text:span><text:span text:style-name="T19"> </text:span><text:span text:style-name="T20">Behold the Lamb of God, behold him who takes away the sins of the world.</text:span></text:p>
            <text:p text:style-name="P14"><text:span text:style-name="T20">Blessed are those called to the supper of </text:span></text:p>
            <text:p text:style-name="P14"><text:span text:style-name="T20">the Lamb.</text:span></text:p>
            <text:p text:style-name="P14"><text:span text:style-name="T19">All: </text:span><text:span text:style-name="T21">Lord, I am not worthy</text:span></text:p>
            <text:p text:style-name="P15"><text:span text:style-name="T21">that you should enter under my roof, <text:s/></text:span></text:p>
            <text:p text:style-name="P15"><text:span text:style-name="T21">but only say the word</text:span></text:p>
            <text:p text:style-name="P15"><text:span text:style-name="T21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0"><text:span text:style-name="T8">What you contribute now </text:span></text:p>
            <text:p text:style-name="P10"><text:span text:style-name="T8">is for the support of our </text:span></text:p>
            <text:p text:style-name="P10"><text:span text:style-name="T8">parish and its mission.</text:span></text:p>
            <text:p text:style-name="P10"><text:span text:style-name="T8"/></text:p>
            <text:p text:style-name="P10"><text:span text:style-name="T9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draw:frame presentation:style-name="pr12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7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15">The Lord be with you.</text:span></text:p>
              </text:list-item>
              <text:list-item>
                <text:p><text:span text:style-name="T16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0-30T18:20:52.893634665</dc:date>
    <dc:creator>Irwin Coelho</dc:creator>
    <meta:editing-duration>PT1H49M33S</meta:editing-duration>
    <meta:editing-cycles>19</meta:editing-cycles>
    <meta:generator>LibreOffice/4.1.3.2$Linux_x86 LibreOffice_project/410m0$Build-2</meta:generator>
    <meta:document-statistic meta:object-count="305"/>
  </office:meta>
</office:document-meta>
</file>